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GB"/>
    </style:style>
  </office:automatic-styles>
  <office:body>
    <office:text text:use-soft-page-breaks="true">
      <text:p text:style-name="P1">Taakverdeling</text:p>
      <text:p text:style-name="Normal">Alex Haverkamp: Notulist, samenwerkingsovereenkomst, notulen, planningen, tijdsregistratie, coderen.</text:p>
      <text:p text:style-name="Normal">Wouter Mevius: Voorzitter,<text:s/>mappenstructuur, planningen, opslaan documenten, coderen, plan van aanpak.</text:p>
      <text:p text:style-name="Normal">Kutay Yalcinkaya: Projectleider, samenwerkingsovereenkomst,<text:s/>planningen,<text:s/>opslaan documenten, coder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vius, Wouter (student)</meta:initial-creator>
    <dc:creator>Mevius, Wouter (student)</dc:creator>
    <meta:creation-date>2017-02-17T10:03:00Z</meta:creation-date>
    <dc:date>2017-02-17T10:10:00Z</dc:date>
    <meta:template xlink:href="Normal" xlink:type="simple"/>
    <meta:editing-cycles>1</meta:editing-cycles>
    <meta:editing-duration>PT420S</meta:editing-duration>
    <meta:document-statistic meta:page-count="1" meta:paragraph-count="1" meta:word-count="47" meta:character-count="317" meta:row-count="2" meta:non-whitespace-character-count="271"/>
  </office:meta>
</office:document-meta>
</file>